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5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6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7" style:family="paragraph" style:parent-style-name="Standard">
      <style:paragraph-properties fo:margin-top="0mm" fo:margin-bottom="0mm" fo:text-align="center" style:justify-single-word="false"/>
      <style:text-properties style:font-size-complex="12pt"/>
    </style:style>
    <style:style style:name="P8" style:family="paragraph" style:parent-style-name="Standard">
      <style:paragraph-properties fo:margin-top="0mm" fo:margin-bottom="0mm" fo:line-height="100%"/>
      <style:text-properties style:font-name="Times-Roman1" fo:language="en" fo:country="SG" style:font-name-complex="Times-Roman2" style:font-size-complex="12pt"/>
    </style:style>
    <style:style style:name="P9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10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12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2" style:font-size-complex="12pt"/>
    </style:style>
    <style:style style:name="P13" style:family="paragraph" style:parent-style-name="Standard">
      <style:paragraph-properties fo:margin-left="0mm" fo:margin-right="0mm" fo:margin-top="0mm" fo:margin-bottom="0mm" fo:line-height="100%" fo:text-indent="0mm" style:auto-text-indent="false"/>
      <style:text-properties style:font-name="Times-Roman" fo:language="en" fo:country="SG" style:font-name-complex="Times-Roman2" style:font-size-complex="12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name-asian="Arial" style:font-size-asian="10pt" style:font-weight-asian="normal" style:font-name-complex="Arial1" style:font-size-complex="10pt" style:font-weight-complex="normal"/>
    </style:style>
    <style:style style:name="P18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Courier1"/>
    </style:style>
    <style:style style:name="T3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Times-Roman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6" style:family="text">
      <style:text-properties style:font-name="Calibri1" fo:font-size="11pt" fo:language="en" fo:country="US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o.name&gt;</text:placeholder></text:p>
      <text:p text:style-name="P7"><text:span text:style-name="T2">(UEN: </text:span><text:span text:style-name="T3"><text:placeholder text:placeholder-type="text">&lt;o.uen&gt;</text:placeholder></text:span>)</text:p>
      <text:p text:style-name="P11"><text:placeholder text:placeholder-type="text">&lt;get_company_full_address(o.company_id)&gt;</text:placeholder></text:p>
      <text:p text:style-name="P11"/>
      <text:p text:style-name="P2">Inland Revenue Authority of Singapore</text:p>
      <text:p text:style-name="P9"><text:placeholder text:placeholder-type="text">&lt;o.street&gt;</text:placeholder></text:p>
      <text:p text:style-name="P9"><text:placeholder text:placeholder-type="text">&lt;o.street2&gt;</text:placeholder></text:p>
      <text:p text:style-name="P10"><text:span text:style-name="T4"><text:placeholder text:placeholder-type="text">&lt;o.country_id and o.country_id.name or ''&gt;</text:placeholder></text:span><text:span text:style-name="T4"> </text:span><text:span text:style-name="T4"><text:placeholder text:placeholder-type="text">&lt;o.zip&gt;</text:placeholder></text:span> </text:p>
      <text:p text:style-name="P8"/>
      <text:p text:style-name="P2"/>
      <text:p text:style-name="P2"/>
      <text:p text:style-name="P2">Dear Sir,</text:p>
      <text:p text:style-name="P2"/>
      <text:p text:style-name="P2"/>
      <text:p text:style-name="P3">TAX RETURN - YA’2015</text:p>
      <text:p text:style-name="P2"/>
      <text:p text:style-name="P2"><text:s/>Please be informed that company did not commence business since incorporation.</text:p>
      <text:p text:style-name="P2"/>
      <text:p text:style-name="P2">Please find attached tax return – YA’2015 for our company.</text:p>
      <text:p text:style-name="P2"/>
      <text:p text:style-name="P2">In the meantime, please be informed that we had filed our company strike-off with ACRA.</text:p>
      <text:p text:style-name="P2"/>
      <text:p text:style-name="P2"/>
      <text:p text:style-name="P2"/>
      <text:p text:style-name="P2">Yours faithfully,</text:p>
      <text:p text:style-name="P13"/>
      <text:p text:style-name="P14"><text:placeholder text:placeholder-type="text">&lt;for each="line in get_2directorin1line(o.id)"&gt;</text:placeholder></text:p>
      <text:p text:style-name="P18"/>
      <text:p text:style-name="P18"/>
      <text:p text:style-name="P18"/>
      <text:p text:style-name="P18">__________________________________ <text:s text:c="16"/><text:tab/> <text:span text:style-name="T7"><text:placeholder text:placeholder-type="text">&lt;if test="line['director2']!=''"&gt;</text:placeholder></text:span>_________________________________<text:span text:style-name="T7"><text:placeholder text:placeholder-type="text">&lt;/if&gt;</text:placeholder></text:span></text:p>
      <text:p text:style-name="P15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8">Director<text:tab/><text:tab/><text:tab/><text:tab/><text:tab/><text:tab/> <text:span text:style-name="T7"><text:placeholder text:placeholder-type="text">&lt;if test="line['director2']!=''"&gt;</text:placeholder></text:span>Director<text:span text:style-name="T7"><text:placeholder text:placeholder-type="text">&lt;/if&gt;</text:placeholder></text:span> <text:s text:c="18"/></text:p>
      <text:p text:style-name="P17"><text:placeholder text:placeholder-type="text">&lt;/for&gt;</text:placeholder><text:tab/></text:p>
      <text:p text:style-name="P6"/>
      <text:p text:style-name="P6"/>
      <text:p text:style-name="P1"/>
      <text:p text:style-name="Standard"><text:span text:style-name="T1">Dated this </text:span><text:span text:style-name="T5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3</meta:editing-cycles>
    <meta:print-date>2014-12-29T01:35:00</meta:print-date>
    <meta:creation-date>2015-06-27T05:45:00</meta:creation-date>
    <dc:date>2015-12-11T17:00:39</dc:date>
    <meta:editing-duration>PT2M42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78" meta:character-count="822" meta:non-whitespace-character-count="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